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tri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 ATU0000002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03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04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2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06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07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08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0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1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2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4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5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6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8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19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000002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201120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022300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51100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53946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54167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56622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163709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32249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57755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85602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86097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86171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292889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76750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778550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78302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84205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85164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3936450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25270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36660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37162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57663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79777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494877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10094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15074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174980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26993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747792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5804414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125523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199303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213473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259335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276562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28959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292772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343602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448747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476236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47279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493818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666401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U6688921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ATV6688921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4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5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ATU10223007  </text:p>
          </table:table-cell>
          <table:table-cell office:value-type="string" calcext:value-type="string">
            <text:p>invalid</text:p>
          </table:table-cell>
        </table:table-row>
      </table:table>
      <table:table table:name="Denmark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 DK100000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1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5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3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4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6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7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8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9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0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1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2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3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4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15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882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293511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842464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863003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947529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021441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034278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16595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443111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516092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531376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576035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576385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613443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658935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750918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79195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832327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87026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918975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92066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928395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299798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055915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111910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256994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278080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326602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44572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713141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761132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3889554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4053351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4402391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6636532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6775891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7118691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751424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7880521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8814632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K1000000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K1000001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K1000002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K1000015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K10000030  </text:p>
          </table:table-cell>
          <table:table-cell office:value-type="string" calcext:value-type="string">
            <text:p>invalid</text:p>
          </table:table-cell>
        </table:table-row>
      </table:table>
      <table:table table:name="Germany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 DE1111111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1329878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1389117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141891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194293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196574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211903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656358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663909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682364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85757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89366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2951643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3050253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3250768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3669597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3826382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3849724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4293077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451415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451468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4662453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6045993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8454313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9471086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9908599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0315965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2070907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4303523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4482246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4713968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5232308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5242942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5631965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6204413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6945599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7295032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7527192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8274116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8313143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8552214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29128218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120937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136305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23211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252631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252924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298096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303037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318917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323216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326148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34954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400038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81557634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DE11111112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111111127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11111112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111111129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11111112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11111112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2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3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4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20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6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79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087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0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1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2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4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59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67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8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19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DE000000206  </text:p>
          </table:table-cell>
          <table:table-cell office:value-type="string" calcext:value-type="string">
            <text:p>invalid</text:p>
          </table:table-cell>
        </table:table-row>
      </table:table>
      <table:table table:name="Franc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 FR00000000190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030007696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030365684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100000015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355208131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351280349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378435906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4494487341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544297730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17000000034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1900000006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300000007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7000000141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800000010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400000020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1339389281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14722057460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0562016774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500000016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252811773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543270125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751486882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29312010820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3138758917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3843871086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3941265876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030326504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039189510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040262883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100000004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134384855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2403335904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2504207853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452786599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539508013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554206530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640047708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732387518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4732387518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3418304010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544024398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548008130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533896638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643979581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760980341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839936081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5849952825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6130098661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6195450607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64518539093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6548946554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67000000083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7138307681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7200000011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7300000018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74532287844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249462869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254206547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340483304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5418228102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8414997130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89540090917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90000000026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90524670213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96000000125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A0123456789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A01234567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AB012345678 </text:p>
          </table:table-cell>
          <table:table-cell office:value-type="string" calcext:value-type="string">
            <text:p> valid</text:p>
          </table:table-cell>
        </table:table-row>
        <table:table-row table:style-name="ro1">
          <table:table-cell office:value-type="string" calcext:value-type="string">
            <text:p>  FR00300076967 </text:p>
          </table:table-cell>
          <table:table-cell office:value-type="string" calcext:value-type="string">
            <text:p> invalid</text:p>
          </table:table-cell>
        </table:table-row>
        <table:table-row table:style-name="ro1">
          <table:table-cell office:value-type="string" calcext:value-type="string">
            <text:p>  FR90000000027 </text:p>
          </table:table-cell>
          <table:table-cell office:value-type="string" calcext:value-type="string">
            <text:p> invalid</text:p>
          </table:table-cell>
        </table:table-row>
        <table:table-row table:style-name="ro1">
          <table:table-cell office:value-type="string" calcext:value-type="string">
            <text:p>  FR17000000037 </text:p>
          </table:table-cell>
          <table:table-cell office:value-type="string" calcext:value-type="string">
            <text:p> invalid</text:p>
          </table:table-cell>
        </table:table-row>
        <table:table-row table:style-name="ro1">
          <table:table-cell office:value-type="string" calcext:value-type="string">
            <text:p>  FR41000000047 </text:p>
          </table:table-cell>
          <table:table-cell office:value-type="string" calcext:value-type="string">
            <text:p> invalid</text:p>
          </table:table-cell>
        </table:table-row>
        <table:table-row table:style-name="ro1">
          <table:table-cell office:value-type="string" calcext:value-type="string">
            <text:p>  FR01000000157 </text:p>
          </table:table-cell>
          <table:table-cell office:value-type="string" calcext:value-type="string">
            <text:p> invalid</text:p>
          </table:table-cell>
        </table:table-row>
        <table:table-row table:style-name="ro1">
          <table:table-cell office:value-type="string" calcext:value-type="string">
            <text:p>  FR19000000068 </text:p>
          </table:table-cell>
          <table:table-cell office:value-type="string" calcext:value-type="string">
            <text:p> invalid</text:p>
          </table:table-cell>
        </table:table-row>
      </table:table>
      <table:table table:name="GB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 GB00047263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053723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054115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075680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089201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43732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502743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151174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151514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151393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151434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151514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38631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50125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50344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50414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250643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312344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329191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412344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512343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612343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71234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812341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00912341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000013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000018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000023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000028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021275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0120359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111123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1533700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187221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32710213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13271025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018648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1152774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115814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1652876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1652870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3310940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354103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5106353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251063594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31703200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35098363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36768742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37272704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2446126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367687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3769649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3971621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6223594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6223598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9549538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59822997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64542055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64787961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64787966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690899469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6957946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70679191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82742651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8345496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84428142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895878826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895878868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97509358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998898400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999000005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99900004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GD103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 GB99900010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2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396001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494005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592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690001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788111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88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984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1002999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5993973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000000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0000000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103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201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201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396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494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592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690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788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886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984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1002000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1012345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151514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250344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312344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4123444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512343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612343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712342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812342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9123412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877920255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531164627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33782011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328083744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71653802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41478021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1234452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100783477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244718939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669361166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1000009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9999994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49000138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7000007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00010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999999973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000000140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 GB100000034  </text:p>
          </table:table-cell>
          <table:table-cell office:value-type="string" calcext:value-type="string">
            <text:p>invalid</text:p>
          </table:table-cell>
        </table:table-row>
      </table:table>
      <table:table table:name="Netherlands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   NL01000044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24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3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48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20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61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73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085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03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15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2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40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52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64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188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000020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1079293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1368023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3156709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4909665B07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5033019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0629222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1000044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12174541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12829790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147804668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173389909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208560129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0272912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5332674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596931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6825790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6925206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8224621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0944212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0195835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0876334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2611378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3195779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4170511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5216002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5498093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8152011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8793120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18937841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22502975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22667800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22754812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823363247B01  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   NL010000445B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  NL000000025B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  NL000000035B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  NL000000045B01  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   NL000000205B01  </text:p>
          </table:table-cell>
          <table:table-cell office:value-type="string" calcext:value-type="string">
            <text:p>inva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.00.0000</text:date>, <text:time style:data-style-name="N2" text:time-value="11:49:26.13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1T09:22:56.623000000</meta:creation-date>
    <dc:date>2021-03-21T11:51:50.318000000</dc:date>
    <meta:editing-duration>PT11M5S</meta:editing-duration>
    <meta:editing-cycles>4</meta:editing-cycles>
    <meta:generator>LibreOffice/7.1.0.3$Windows_X86_64 LibreOffice_project/f6099ecf3d29644b5008cc8f48f42f4a40986e4c</meta:generator>
    <meta:document-statistic meta:table-count="6" meta:cell-count="918" meta:object-count="0"/>
  </office:meta>
</office:document-meta>
</file>